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adf" officeooo:paragraph-rsid="00024adf"/>
    </style:style>
    <style:style style:name="P2" style:family="paragraph" style:parent-style-name="Standard">
      <style:text-properties officeooo:rsid="00032ad7" officeooo:paragraph-rsid="00032ad7"/>
    </style:style>
    <style:style style:name="T1" style:family="text">
      <style:text-properties officeooo:rsid="00032a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sample code of MNIST, <text:span text:style-name="T1">you can also find that on this link:</text:span></text:p>
      <text:p text:style-name="P2"><text:a xlink:type="simple" xlink:href="https://github.com/tensorflow/tensorflow/blob/r1.1/tensorflow/examples/tutorials/mnist/mnist_with_summaries.py" text:style-name="Internet_20_link" text:visited-style-name="Visited_20_Internet_20_Link">https://github.com/tensorflow/tensorflow/blob/r1.1/tensorflow/examples/tutorials/mnist/mnist_with_summaries.py</text:a></text:p>
      <text:p text:style-name="P2"/>
      <text:p text:style-name="P1"><text:s/>both training and test being done in one file to have both of them in tensorboard.</text:p>
      <text:p text:style-name="P1">As you can see in the picture one, I just checked test to show that firstly. <text:span text:style-name="T1">There is Accuracy, Droput, Cross-Entropy, Layer oneand Layer2 in the images.</text:span></text:p>
      <text:p text:style-name="P2">This has been added for both training and test part.</text:p>
      <text:p text:style-name="P2"/>
      <text:p text:style-name="P2">The file that keeps the event is in the same name of the project.→ softmax_mnist/data/mnist_model/logsmnist_with_summaries/tra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9:10.621458927</meta:creation-date>
    <dc:date>2017-05-06T14:51:27.464042886</dc:date>
    <meta:editing-duration>PT52M6S</meta:editing-duration>
    <meta:editing-cycles>1</meta:editing-cycles>
    <meta:document-statistic meta:table-count="0" meta:image-count="0" meta:object-count="0" meta:page-count="1" meta:paragraph-count="6" meta:word-count="84" meta:character-count="596" meta:non-whitespace-character-count="517"/>
    <meta:generator>LibreOffice/5.2.2.2$Linux_X86_64 LibreOffice_project/20m0$Build-2</meta:generator>
  </office:meta>
</office:document-meta>
</file>